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solid"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4" style:family="graphic" style:parent-style-name="standard">
      <style:graphic-properties draw:stroke="dash" draw:stroke-dash="Fine_20_Dashed" svg:stroke-color="#333333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solid" svg:stroke-width="0.152cm" svg:stroke-color="#333333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6" style:family="graphic" style:parent-style-name="standard">
      <style:graphic-properties draw:stroke="solid" svg:stroke-width="0.152cm" svg:stroke-color="#808080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2.699cm" svg:height="12.699cm" draw:transform="skewX (1.84774768353138E-016) rotate (0.728151363931897) translate (2.8272151313481cm 16.513093120902cm)" svg:viewBox="0 0 12700 12700" svg:d="m6348 0c3600 0 6350 2749 6350 6348s-12698 3600-12698 0 2749-6348 6348-6348zm-6348 0zm12700 12700z">
          <text:p/>
        </draw:path>
        <draw:custom-shape draw:style-name="gr2" draw:text-style-name="P1" draw:layer="layout" svg:width="12.666cm" svg:height="5.08cm" draw:transform="rotate (0.728151363931897) translate (5.545cm 19.5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793cm" svg:y1="17.027cm" svg:x2="8.412cm" svg:y2="13.235cm">
          <text:p/>
        </draw:line>
        <draw:line draw:style-name="gr4" draw:text-style-name="P1" draw:layer="layout" svg:x1="11.792cm" svg:y1="17.027cm" svg:x2="9.89cm" svg:y2="13.065cm">
          <text:p/>
        </draw:line>
        <draw:line draw:style-name="gr4" draw:text-style-name="P1" draw:layer="layout" svg:x1="11.793cm" svg:y1="17.027cm" svg:x2="4.877cm" svg:y2="12.133cm">
          <text:p/>
        </draw:line>
        <draw:line draw:style-name="gr4" draw:text-style-name="P1" draw:layer="layout" svg:x1="11.793cm" svg:y1="17.027cm" svg:x2="3.301cm" svg:y2="16.091cm">
          <text:p/>
        </draw:line>
        <draw:line draw:style-name="gr4" draw:text-style-name="P1" draw:layer="layout" svg:x1="11.794cm" svg:y1="17.027cm" svg:x2="13.1cm" svg:y2="9.906cm">
          <text:p/>
        </draw:line>
        <draw:line draw:style-name="gr4" draw:text-style-name="P1" draw:layer="layout" svg:x1="11.794cm" svg:y1="17.027cm" svg:x2="10.565cm" svg:y2="7.062cm">
          <text:p/>
        </draw:line>
        <draw:line draw:style-name="gr5" draw:text-style-name="P1" draw:layer="layout" svg:x1="11.795cm" svg:y1="17.027cm" svg:x2="9.89cm" svg:y2="20.05cm">
          <text:p/>
        </draw:line>
        <draw:line draw:style-name="gr6" draw:text-style-name="P1" draw:layer="layout" svg:x1="11.794cm" svg:y1="17.027cm" svg:x2="14.97cm" svg:y2="16.875cm">
          <text:p/>
        </draw:line>
        <draw:line draw:style-name="gr3" draw:text-style-name="P1" draw:layer="layout" svg:x1="5.432cm" svg:y1="23.86cm" svg:x2="5.445cm" svg:y2="19.415cm">
          <text:p/>
        </draw:line>
        <draw:line draw:style-name="gr6" draw:text-style-name="P1" draw:layer="layout" svg:x1="5.445cm" svg:y1="23.86cm" svg:x2="9.255cm" svg:y2="25.13cm">
          <text:p/>
        </draw:line>
        <draw:line draw:style-name="gr5" draw:text-style-name="P1" draw:layer="layout" svg:x1="5.445cm" svg:y1="23.86cm" svg:x2="2.27cm" svg:y2="25.765cm">
          <text:p/>
        </draw:line>
        <draw:frame draw:style-name="gr7" draw:text-style-name="P2" draw:layer="layout" svg:width="2.212cm" svg:height="1.361cm" svg:x="7.745cm" svg:y="11.96cm">
          <draw:text-box>
            <text:p text:style-name="P1"><text:span text:style-name="T1">Surface</text:span></text:p>
            <text:p text:style-name="P1"><text:span text:style-name="T1">Normal</text:span></text:p>
          </draw:text-box>
        </draw:frame>
        <draw:frame draw:style-name="gr8" draw:text-style-name="P2" draw:layer="layout" svg:width="3.516cm" svg:height="1.361cm" svg:x="14.67cm" svg:y="19.947cm">
          <draw:text-box>
            <text:p text:style-name="P1"><text:span text:style-name="T1">Transformed</text:span></text:p>
            <text:p text:style-name="P1"><text:span text:style-name="T1">Basis Vectors</text:span></text:p>
          </draw:text-box>
        </draw:frame>
        <draw:line draw:style-name="gr9" draw:text-style-name="P1" draw:layer="layout" svg:x1="14.97cm" svg:y1="20.05cm" svg:x2="12.48cm" svg:y2="17.727cm">
          <text:p/>
        </draw:line>
        <draw:frame draw:style-name="gr8" draw:text-style-name="P3" draw:layer="layout" svg:width="3.139cm" svg:height="1.361cm" svg:x="5.345cm" svg:y="22.69cm">
          <draw:text-box>
            <text:p><text:span text:style-name="T1">World Basis</text:span></text:p>
            <text:p text:style-name="P1"><text:span text:style-name="T1">Vectors</text:span></text:p>
          </draw:text-box>
        </draw:frame>
        <draw:frame draw:style-name="gr8" draw:text-style-name="P3" draw:layer="layout" svg:width="3.292cm" svg:height="1.361cm" svg:x="11.678cm" svg:y="7.35cm">
          <draw:text-box>
            <text:p><text:span text:style-name="T1">Transformed</text:span></text:p>
            <text:p text:style-name="P1"><text:span text:style-name="T1">Samp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ris Gibson</meta:initial-creator>
    <meta:creation-date>2011-05-28T19:10:21</meta:creation-date>
    <dc:date>2011-05-29T01:26:03</dc:date>
    <dc:creator>Chris Gibson</dc:creator>
    <meta:editing-duration>PT55M14S</meta:editing-duration>
    <meta:editing-cycles>27</meta:editing-cycles>
    <meta:generator>LibreOffice/3.3$Unix LibreOffice_project/330m19$Build-202</meta:generator>
    <meta:document-statistic meta:object-count="18"/>
  </office:meta>
</office:document-meta>
</file>